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4in"/>
    </style:style>
    <style:style style:name="co3" style:family="table-column">
      <style:table-column-properties fo:break-before="auto" style:column-width="1.781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.198in"/>
    </style:style>
    <style:style style:name="co8" style:family="table-column">
      <style:table-column-properties fo:break-before="auto" style:column-width="2.7661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313739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color="#0000ff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ff" style:font-name="Arial" fo:font-size="11pt" style:text-underline-style="solid" style:text-underline-width="auto" style:text-underline-color="font-color" style:font-name-asian="Arial" style:font-size-asian="11pt" style:font-name-complex="DejaVu Sans" style:font-size-complex="11pt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Estimated Price per Unit (euro)</text:p>
          </table:table-cell>
          <table:table-cell table:style-name="ce1" office:value-type="string" calcext:value-type="string">
            <text:p>Total Price (euro)</text:p>
          </table:table-cell>
          <table:table-cell table:style-name="ce1" office:value-type="string" calcext:value-type="string">
            <text:p>Comments</text:p>
          </table:table-cell>
          <table:table-cell table:style-name="ce7" table:number-columns-repeated="18"/>
          <table:table-cell table:number-columns-repeated="230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office:value-type="string" calcext:value-type="string">
            <text:p>Axis side </text:p>
          </table:table-cell>
          <table:table-cell office:value-type="string" calcext:value-type="string">
            <text:p>axis_side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ide with homing sensor</text:p>
          </table:table-cell>
          <table:table-cell office:value-type="string" calcext:value-type="string">
            <text:p>axis_side_sensor_holde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Ball bearing housing</text:p>
          </table:table-cell>
          <table:table-cell office:value-type="string" calcext:value-type="string">
            <text:p>ball_bearing_housing.st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pacer</text:p>
          </table:table-cell>
          <table:table-cell office:value-type="string" calcext:value-type="string">
            <text:p>axis_space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pacer collar</text:p>
          </table:table-cell>
          <table:table-cell office:value-type="string" calcext:value-type="string">
            <text:p>axis_spacer_coll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gear (Worm wheel)</text:p>
          </table:table-cell>
          <table:table-cell office:value-type="string" calcext:value-type="string">
            <text:p>axis_ge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Homing ring</text:p>
          </table:table-cell>
          <table:table-cell office:value-type="string" calcext:value-type="string">
            <text:p>homing_ring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Worm gear</text:p>
          </table:table-cell>
          <table:table-cell office:value-type="string" calcext:value-type="string">
            <text:p>worm_ge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Worm mount</text:p>
          </table:table-cell>
          <table:table-cell office:value-type="string" calcext:value-type="string">
            <text:p>worm_mount.st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PCB mount</text:p>
          </table:table-cell>
          <table:table-cell table:style-name="Default" office:value-type="string" calcext:value-type="string">
            <text:p>pcb_mount.st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DC Motor mount</text:p>
          </table:table-cell>
          <table:table-cell office:value-type="string" calcext:value-type="string">
            <text:p>motor_Mout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Stepper motor mou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HYPERLINK(&quot;https://www.adafruit.com/products/1297&quot;;&quot;[2]&quot;)" office:value-type="string" office:string-value="[2]" calcext:value-type="string">
            <text:p>[2]</text:p>
          </table:table-cell>
          <table:table-cell office:value-type="float" office:value="8" calcext:value-type="float">
            <text:p>8</text:p>
          </table:table-cell>
          <table:table-cell table:formula="of:=[.D13]*[.F13]" office:value-type="float" office:value="16" calcext:value-type="float">
            <text:p>16</text:p>
          </table:table-cell>
          <table:table-cell table:style-name="Default"/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T slot 20x20 L1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office:value-type="float" office:value="4.1" calcext:value-type="float">
            <text:p>4.1</text:p>
          </table:table-cell>
          <table:table-cell table:formula="of:=4.1*3.2" office:value-type="float" office:value="13.12" calcext:value-type="float">
            <text:p>13.12</text:p>
          </table:table-cell>
          <table:table-cell office:value-type="string" calcext:value-type="string">
            <text:p>3.2m T slot 20x20</text:p>
          </table:table-cell>
          <table:table-cell table:number-columns-repeated="248"/>
        </table:table-row>
        <table:table-row table:style-name="ro3">
          <table:table-cell office:value-type="string" calcext:value-type="string">
            <text:p>Mechanical</text:p>
          </table:table-cell>
          <table:table-cell office:value-type="string" calcext:value-type="string">
            <text:p>T slot 20x20 L1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number-columns-repeated="251"/>
        </table:table-row>
        <table:table-row table:style-name="ro3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T slot 20x20 L18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6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Default" table:number-columns-repeated="3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Head Cap Screw L1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for t slots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Nuts slot 6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table:formula="of:=HYPERLINK(&quot;http://www.cnccat.com/index.php?id=2&amp;productid=139&amp;catid=58&amp;subcatid=&amp;lang=gr&quot;;&quot;[1]&quot;)" office:value-type="string" office:string-value="[1]" calcext:value-type="string">
            <text:p>[1]</text:p>
          </table:table-cell>
          <table:table-cell office:value-type="float" office:value="0.33" calcext:value-type="float">
            <text:p>0.33</text:p>
          </table:table-cell>
          <table:table-cell table:formula="of:=[.D19]*[.F19]" office:value-type="float" office:value="11.88" calcext:value-type="float">
            <text:p>11.88</text:p>
          </table:table-cell>
          <table:table-cell office:value-type="string" calcext:value-type="string">
            <text:p>for t slots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Hidden Corner Connection slot 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table:formula="of:=HYPERLINK(&quot;http://www.cnccat.com/index.php?id=2&amp;productid=150&amp;catid=58&amp;subcatid=&amp;lang=gr&quot;;&quot;[1]&quot;)" office:value-type="string" office:string-value="[1]" calcext:value-type="string">
            <text:p>[1]</text:p>
          </table:table-cell>
          <table:table-cell office:value-type="float" office:value="1.15" calcext:value-type="float">
            <text:p>1.15</text:p>
          </table:table-cell>
          <table:table-cell table:formula="of:=[.F20]*[.D20]" office:value-type="float" office:value="46" calcext:value-type="float">
            <text:p>46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Corner Connection slot 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HYPERLINK(&quot;http://www.cnccat.com/index.php?id=2&amp;productid=149&amp;catid=58&amp;subcatid=&amp;lang=gr&quot;;&quot;[1]&quot;)" office:value-type="string" office:string-value="[1]" calcext:value-type="string">
            <text:p>[1]</text:p>
          </table:table-cell>
          <table:table-cell office:value-type="float" office:value="1.54" calcext:value-type="float">
            <text:p>1.54</text:p>
          </table:table-cell>
          <table:table-cell table:formula="of:=[.F21]*[.D21]" office:value-type="float" office:value="6.16" calcext:value-type="float">
            <text:p>6.16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Head Cap Screw L2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for ball bearing housing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Nut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or ball bearing housing and worm ge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Washer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neral, OD:10mm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Threaded Ro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r axis of worm gear, 2xL90mm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Nuts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Washers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table:number-columns-repeated="3"/>
          <table:table-cell table:style-name="Default" office:value-type="string" calcext:value-type="string">
            <text:p>OD: 8mm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et Screw L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for axis spacer coll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Head Cap Screw L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axis ge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Head Cap Screw L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homing ring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Head Cap Screw L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DC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Head Cap Screw L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Head Cap Screw L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homing sensor holder</text:p>
          </table:table-cell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M3 Head Cap Screw L10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office:value-type="string" calcext:value-type="string">
            <text:p>for pcb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4 Head Cap Screw L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4 Nuts slot 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HYPERLINK(&quot;http://www.cnccat.com/index.php?id=2&amp;productid=1854&amp;catid=58&amp;subcatid=&amp;lang=gr&quot;;&quot;[1]&quot;)" office:value-type="string" office:string-value="[1]" calcext:value-type="string">
            <text:p>[1]</text:p>
          </table:table-cell>
          <table:table-cell office:value-type="float" office:value="0.3" calcext:value-type="float">
            <text:p>0.3</text:p>
          </table:table-cell>
          <table:table-cell table:formula="of:=[.D36]*[.F36]" office:value-type="float" office:value="1.2" calcext:value-type="float">
            <text:p>1.2</text:p>
          </table:table-cell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M4 Wash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or stepper motor mount, OD: 9mm</text:p>
          </table:table-cell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Ball Bearing 6007ZZ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39]*[.D39]" office:value-type="float" office:value="24" calcext:value-type="float">
            <text:p>24</text:p>
          </table:table-cell>
          <table:table-cell office:value-type="string" calcext:value-type="string">
            <text:p>for main axis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Ball Bearing 625ZZ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/>
          <table:table-cell office:value-type="float" office:value="0.8" calcext:value-type="float">
            <text:p>0.8</text:p>
          </table:table-cell>
          <table:table-cell table:formula="of:=[.F40]*[.D40]" office:value-type="float" office:value="3.2" calcext:value-type="float">
            <text:p>3.2</text:p>
          </table:table-cell>
          <table:table-cell office:value-type="string" calcext:value-type="string">
            <text:p>for worm gear axis</text:p>
          </table:table-cell>
          <table:table-cell table:number-columns-repeated="248"/>
        </table:table-row>
        <table:table-row table:style-name="ro4">
          <table:table-cell table:style-name="Default" table:number-columns-repeated="8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table:style-name="ce2" office:value-type="string" calcext:value-type="string">
            <text:p>Aluminum GT2 Timing Pulley:6mm Belt, 20 Tooth, 5mm Bore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formula="of:=[.F42]*[.D42]" office:value-type="float" office:value="8" calcext:value-type="float">
            <text:p>8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Aluminum GT2 Timing Pulley:6mm Belt, 36 Tooth, 5mm Bore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formula="of:=[.F43]*[.D43]" office:value-type="float" office:value="12" calcext:value-type="float">
            <text:p>12</text:p>
          </table:table-cell>
          <table:table-cell table:style-name="Default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Timing Belt GT2 - 158mm - Wide 6mm</text:p>
          </table:table-cell>
          <table:table-cell/>
          <table:table-cell office:value-type="string" calcext:value-type="string">
            <text:p>1 – 2</text:p>
          </table:table-cell>
          <table:table-cell table:style-name="ce4"/>
          <table:table-cell office:value-type="float" office:value="1.5" calcext:value-type="float">
            <text:p>1.5</text:p>
          </table:table-cell>
          <table:table-cell office:value-type="string" calcext:value-type="string">
            <text:p>1.5 <text:s/>- 3.0</text:p>
          </table:table-cell>
          <table:table-cell table:style-name="Default" office:value-type="string" calcext:value-type="string">
            <text:p>for AZ and EL axis with DC motor or for AZ axis with stepper motor</text:p>
          </table:table-cell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Timing Belt GT2 – 202mm - Wide 6mm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for EL axis with stepper motor</text:p>
          </table:table-cell>
          <table:table-cell table:number-columns-repeated="248"/>
        </table:table-row>
        <table:table-row table:style-name="ro4">
          <table:table-cell table:style-name="Default" table:number-columns-repeated="8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PVC tube Φ32 L1m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table:number-columns-repeated="7"/>
          <table:table-cell table:style-name="Default"/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5:10:41.718106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6T15:17:13.621246748</dc:date>
    <dc:creator>Azisi </dc:creator>
    <meta:editing-duration>PT1H6M52S</meta:editing-duration>
    <meta:editing-cycles>11</meta:editing-cycles>
    <meta:generator>LibreOffice/4.2.8.2$Linux_X86_64 LibreOffice_project/420m0$Build-2</meta:generator>
    <meta:document-statistic meta:table-count="1" meta:cell-count="242" meta:object-count="0"/>
  </office:meta>
</office:document-meta>
</file>